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5-09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5-06-1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5-03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5-01-0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4-08-1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4-06-1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3-12-1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3-11-0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3-06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3-04-1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2-12-2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2-06-1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2-03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2-01-19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1-10-1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1-08-1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94" calcext:value-type="float">
            <text:p>2.5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55119422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